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779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2_insta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stance ID</text:p>
          </table:table-cell>
          <table:table-cell office:value-type="string" calcext:value-type="string">
            <text:p>Instance State</text:p>
          </table:table-cell>
          <table:table-cell office:value-type="string" calcext:value-type="string">
            <text:p>Total Volume Size (GB)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string" calcext:value-type="string">
            <text:p>airbyte</text:p>
          </table:table-cell>
          <table:table-cell office:value-type="string" calcext:value-type="string">
            <text:p>i-0a2ab56bb9418f010</text:p>
          </table:table-cell>
          <table:table-cell office:value-type="string" calcext:value-type="string">
            <text:p>runn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rtifactory-recovery</text:p>
          </table:table-cell>
          <table:table-cell office:value-type="string" calcext:value-type="string">
            <text:p>i-02248abade1f050ff</text:p>
          </table:table-cell>
          <table:table-cell office:value-type="string" calcext:value-type="string">
            <text:p>runn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i-091714f71bc9bacf4</text:p>
          </table:table-cell>
          <table:table-cell office:value-type="string" calcext:value-type="string">
            <text:p>run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tch-acquisition1d.vpc-zoom-01</text:p>
          </table:table-cell>
          <table:table-cell office:value-type="string" calcext:value-type="string">
            <text:p>i-028fa72e007d724f7</text:p>
          </table:table-cell>
          <table:table-cell office:value-type="string" calcext:value-type="string">
            <text:p>running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tch-acquisition2b.vpc-zoom-01</text:p>
          </table:table-cell>
          <table:table-cell office:value-type="string" calcext:value-type="string">
            <text:p>i-0ec1f1cd28ab70708</text:p>
          </table:table-cell>
          <table:table-cell office:value-type="string" calcext:value-type="string">
            <text:p>running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tch-mkp</text:p>
          </table:table-cell>
          <table:table-cell office:value-type="string" calcext:value-type="string">
            <text:p>i-088413d21e729064e</text:p>
          </table:table-cell>
          <table:table-cell office:value-type="string" calcext:value-type="string">
            <text:p>running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tch1d.vpc-zoom-01</text:p>
          </table:table-cell>
          <table:table-cell office:value-type="string" calcext:value-type="string">
            <text:p>i-05665135cf33f8da1</text:p>
          </table:table-cell>
          <table:table-cell office:value-type="string" calcext:value-type="string">
            <text:p>running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tch2d.vpc-zoom-01</text:p>
          </table:table-cell>
          <table:table-cell office:value-type="string" calcext:value-type="string">
            <text:p>i-0d780fd035e6d1334</text:p>
          </table:table-cell>
          <table:table-cell office:value-type="string" calcext:value-type="string">
            <text:p>running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rickz API Test</text:p>
          </table:table-cell>
          <table:table-cell office:value-type="string" calcext:value-type="string">
            <text:p>i-0308ef4e164b7fbea</text:p>
          </table:table-cell>
          <table:table-cell office:value-type="string" calcext:value-type="string">
            <text:p>runn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8ca0705e58056a2d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4b0cd1c66b39d0bb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d65c1525bcf29ff8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8d0da941f1be563a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a2d2960d781437b0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b24b0c454abe5aac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9310da060633d4ff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18031cf8386a67dc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d197e04f6a8975c4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ff238f6d5c1acb99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795f6da80d98946d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500eab107ace802c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3a5e711f31f1b738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5fdcee7e33dd6096</text:p>
          </table:table-cell>
          <table:table-cell office:value-type="string" calcext:value-type="string">
            <text:p>shutting-d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d53a193f8100a2da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d25820c79ba021e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1b06c075c6b20801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2337022ebf5125b9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ecs</text:p>
          </table:table-cell>
          <table:table-cell office:value-type="string" calcext:value-type="string">
            <text:p>i-06767124301551c5e</text:p>
          </table:table-cell>
          <table:table-cell office:value-type="string" calcext:value-type="string">
            <text:p>runn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f40367560bcaaa20</text:p>
          </table:table-cell>
          <table:table-cell office:value-type="string" calcext:value-type="string">
            <text:p>runnin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f689efc0e3dbeb16</text:p>
          </table:table-cell>
          <table:table-cell office:value-type="string" calcext:value-type="string">
            <text:p>runnin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2d3a1f8c782aa81a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c309afa8fae1d06d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b906e03320293e9f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9addf171e9f41197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c7e0191c8aa7a0c8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00785e50d3e98e1d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9854e229608e7472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06221d0dc131a379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c5457064c48958f2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05f9a67cb34e434d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ta-job-cluster-spot-r5-xlarge</text:p>
          </table:table-cell>
          <table:table-cell office:value-type="string" calcext:value-type="string">
            <text:p>i-0d79cd4944f9f4d2e</text:p>
          </table:table-cell>
          <table:table-cell office:value-type="string" calcext:value-type="string">
            <text:p>runn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ev-verdaccio1d.vpc-zoom-01</text:p>
          </table:table-cell>
          <table:table-cell office:value-type="string" calcext:value-type="string">
            <text:p>i-06ad2a31bbbe8b0f9</text:p>
          </table:table-cell>
          <table:table-cell office:value-type="string" calcext:value-type="string">
            <text:p>runnin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ev-zprice-alert-report1d.vpc-zoom-01</text:p>
          </table:table-cell>
          <table:table-cell office:value-type="string" calcext:value-type="string">
            <text:p>i-081d17cef78e6a28e</text:p>
          </table:table-cell>
          <table:table-cell office:value-type="string" calcext:value-type="string">
            <text:p>stopp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1a8f21d4ded0b28b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e926a63fb068dfe2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2e5e64bd746a1d7e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a93379fd2fc21835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f7686e3a1908c3d6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1dc2468022f1ebbd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819b659558bbf508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9dbcc7c974a6a81c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19708296b34ab32e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51ad8dfe9f652799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c69cd169e43fe02b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cc281b24aeb6f4dd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60b572d0d05931df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8c807619354d661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a65303fdd43f873a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b0ebe22fc4a24bef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f37532262a559386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6342427881670e9d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busca</text:p>
          </table:table-cell>
          <table:table-cell office:value-type="string" calcext:value-type="string">
            <text:p>i-057c685504aeff438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eprod-core</text:p>
          </table:table-cell>
          <table:table-cell office:value-type="string" calcext:value-type="string">
            <text:p>i-0844462dc0ad313b3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eprod-web</text:p>
          </table:table-cell>
          <table:table-cell office:value-type="string" calcext:value-type="string">
            <text:p>i-0d49caf97f72de930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od-core</text:p>
          </table:table-cell>
          <table:table-cell office:value-type="string" calcext:value-type="string">
            <text:p>i-03a3ffd9dacca6288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od-core</text:p>
          </table:table-cell>
          <table:table-cell office:value-type="string" calcext:value-type="string">
            <text:p>i-08f721b0d8e6db5ec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od-core</text:p>
          </table:table-cell>
          <table:table-cell office:value-type="string" calcext:value-type="string">
            <text:p>i-0b6d2673a1baa4179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od-web</text:p>
          </table:table-cell>
          <table:table-cell office:value-type="string" calcext:value-type="string">
            <text:p>i-02187c01587c76534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prod-web</text:p>
          </table:table-cell>
          <table:table-cell office:value-type="string" calcext:value-type="string">
            <text:p>i-03b4c241d016e0dd0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63128d2e2fd2fb5a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fda639f582d9385e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7fea345ed959320f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715cf0d9d662ce8b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9b4b786ee24d4935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2d65af87bd085f17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c14aee397acb606c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1c8b4a078ecb4e87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3cec23b81547aa6a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9208b7a650df0372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38550dccf62ba357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bc348a81d987b5e9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8aa2cd836c4f2200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b91effcb8aa66ae5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03bb4e1fdec85ffb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ba2b43b75ec5f392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b472d051dcf7963a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2e20985066aad364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356ced70e2d170ac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c8e7f95d999d3e4e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72e97ca0cbe84cc7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4b6866695b3a623a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a007641deed423de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832892bea9b9f363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0adce7cc6be8b758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dd2cd9904290420a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4f57fdc2036b26b4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33992167a84f0dea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</text:p>
          </table:table-cell>
          <table:table-cell office:value-type="string" calcext:value-type="string">
            <text:p>i-02aee6b43b838e6ef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-preprod</text:p>
          </table:table-cell>
          <table:table-cell office:value-type="string" calcext:value-type="string">
            <text:p>i-0df2a2b7c70388217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-preprod</text:p>
          </table:table-cell>
          <table:table-cell office:value-type="string" calcext:value-type="string">
            <text:p>i-047ecfb64d559e3ee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-preprod</text:p>
          </table:table-cell>
          <table:table-cell office:value-type="string" calcext:value-type="string">
            <text:p>i-0e89f0527e0bc9ceb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cs/squad-ooppa-preprod</text:p>
          </table:table-cell>
          <table:table-cell office:value-type="string" calcext:value-type="string">
            <text:p>i-03e049ac3eec7ce43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RPAX-WAV-02m</text:p>
          </table:table-cell>
          <table:table-cell office:value-type="string" calcext:value-type="string">
            <text:p>i-06d789ea050215752</text:p>
          </table:table-cell>
          <table:table-cell office:value-type="string" calcext:value-type="string">
            <text:p>runn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rpax-wdv-02m</text:p>
          </table:table-cell>
          <table:table-cell office:value-type="string" calcext:value-type="string">
            <text:p>i-001852b569805c8a4</text:p>
          </table:table-cell>
          <table:table-cell office:value-type="string" calcext:value-type="string">
            <text:p>runnin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itlab-server</text:p>
          </table:table-cell>
          <table:table-cell office:value-type="string" calcext:value-type="string">
            <text:p>i-02a1001c7aecb3e73</text:p>
          </table:table-cell>
          <table:table-cell office:value-type="string" calcext:value-type="string">
            <text:p>running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itlab-spawner-arm</text:p>
          </table:table-cell>
          <table:table-cell office:value-type="string" calcext:value-type="string">
            <text:p>i-02c7b39a3d875f170</text:p>
          </table:table-cell>
          <table:table-cell office:value-type="string" calcext:value-type="string">
            <text:p>runn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itlab-spawner-x86</text:p>
          </table:table-cell>
          <table:table-cell office:value-type="string" calcext:value-type="string">
            <text:p>i-0410fd0afbb331533</text:p>
          </table:table-cell>
          <table:table-cell office:value-type="string" calcext:value-type="string">
            <text:p>runn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nfra-monitor-dba</text:p>
          </table:table-cell>
          <table:table-cell office:value-type="string" calcext:value-type="string">
            <text:p>i-0d63dad64c2024271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1617f1191a9447c7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1d3ab3075db0dcfc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62482078df2f8c5d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542769204790e4ff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b8c43ca976928887</text:p>
          </table:table-cell>
          <table:table-cell office:value-type="string" calcext:value-type="string">
            <text:p>runnin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0daaca2a70b322fd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579bc26cfa036e32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dee6a38d315444bb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5a586ca3839bc0ab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61b0e5ba5846958b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230b64999b703f2e</text:p>
          </table:table-cell>
          <table:table-cell office:value-type="string" calcext:value-type="string">
            <text:p>run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7abcd68b4178472e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29762473b4f55a86</text:p>
          </table:table-cell>
          <table:table-cell office:value-type="string" calcext:value-type="string">
            <text:p>runn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70bb1ec0546f408b</text:p>
          </table:table-cell>
          <table:table-cell office:value-type="string" calcext:value-type="string">
            <text:p>run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arpenter.sh/provisioner-name/manager</text:p>
          </table:table-cell>
          <table:table-cell office:value-type="string" calcext:value-type="string">
            <text:p>i-0076911f306eda07e</text:p>
          </table:table-cell>
          <table:table-cell office:value-type="string" calcext:value-type="string">
            <text:p>runn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5fc8c72cc820b159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d90eae619e4cd8b1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37fc0423caa397d0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fb7bb44bb7076433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5f9d9e8499807665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92d0604f32e0a812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44a90413cdca342a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01844aa92d36cc1a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7ac15add039ff3bd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3f74ae524ed2c4f6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b0ba6846fb427627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tch-ecs-intance</text:p>
          </table:table-cell>
          <table:table-cell office:value-type="string" calcext:value-type="string">
            <text:p>i-01bc211ba4c300db9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tch-ecs-spot-intance</text:p>
          </table:table-cell>
          <table:table-cell office:value-type="string" calcext:value-type="string">
            <text:p>i-09aaa6dbab2371368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tch-ecs-spot-intance</text:p>
          </table:table-cell>
          <table:table-cell office:value-type="string" calcext:value-type="string">
            <text:p>i-067ae1f2a65ea63a6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OpenVPN-Connector.mosaico.prod</text:p>
          </table:table-cell>
          <table:table-cell office:value-type="string" calcext:value-type="string">
            <text:p>i-013a0c92ed6aa658c</text:p>
          </table:table-cell>
          <table:table-cell office:value-type="string" calcext:value-type="string">
            <text:p>run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OpenVPN-Connector.vpc-zoom-01</text:p>
          </table:table-cell>
          <table:table-cell office:value-type="string" calcext:value-type="string">
            <text:p>i-0ebe8c894e4425934</text:p>
          </table:table-cell>
          <table:table-cell office:value-type="string" calcext:value-type="string">
            <text:p>run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ersonalizacao-ec2-instance-micro</text:p>
          </table:table-cell>
          <table:table-cell office:value-type="string" calcext:value-type="string">
            <text:p>i-0172c1b5e21e6b426</text:p>
          </table:table-cell>
          <table:table-cell office:value-type="string" calcext:value-type="string">
            <text:p>runn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batch-push-aws1d.vpc-zoom-01</text:p>
          </table:table-cell>
          <table:table-cell office:value-type="string" calcext:value-type="string">
            <text:p>i-060372aef372c9f82</text:p>
          </table:table-cell>
          <table:table-cell office:value-type="string" calcext:value-type="string">
            <text:p>running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es-ingest1e.vpc-zoom-01</text:p>
          </table:table-cell>
          <table:table-cell office:value-type="string" calcext:value-type="string">
            <text:p>i-00766e23b3e781681</text:p>
          </table:table-cell>
          <table:table-cell office:value-type="string" calcext:value-type="string">
            <text:p>runn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es-master-data1a.vpc-zoom-01</text:p>
          </table:table-cell>
          <table:table-cell office:value-type="string" calcext:value-type="string">
            <text:p>i-0a484d746efb030ac</text:p>
          </table:table-cell>
          <table:table-cell office:value-type="string" calcext:value-type="string">
            <text:p>running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es-master-data1c.vpc-zoom-01</text:p>
          </table:table-cell>
          <table:table-cell office:value-type="string" calcext:value-type="string">
            <text:p>i-04fd425ceeb488f61</text:p>
          </table:table-cell>
          <table:table-cell office:value-type="string" calcext:value-type="string">
            <text:p>running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es-master-data1d.vpc-zoom-01</text:p>
          </table:table-cell>
          <table:table-cell office:value-type="string" calcext:value-type="string">
            <text:p>i-0dfc94835d5f7ac0a</text:p>
          </table:table-cell>
          <table:table-cell office:value-type="string" calcext:value-type="string">
            <text:p>running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extranet1c.vpc-zoom-01</text:p>
          </table:table-cell>
          <table:table-cell office:value-type="string" calcext:value-type="string">
            <text:p>i-0ad916511e5404edc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int-vtex1d.vpc-zoom-01</text:p>
          </table:table-cell>
          <table:table-cell office:value-type="string" calcext:value-type="string">
            <text:p>i-083758c4c978ca8d7</text:p>
          </table:table-cell>
          <table:table-cell office:value-type="string" calcext:value-type="string">
            <text:p>stopped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intranet1a.vpc-zoom-01</text:p>
          </table:table-cell>
          <table:table-cell office:value-type="string" calcext:value-type="string">
            <text:p>i-060062c08a799d369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jenkins1d.vpc-zoom-01</text:p>
          </table:table-cell>
          <table:table-cell office:value-type="string" calcext:value-type="string">
            <text:p>i-05654577337661ee3</text:p>
          </table:table-cell>
          <table:table-cell office:value-type="string" calcext:value-type="string">
            <text:p>running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-mkp1a.vpc-zoom-01</text:p>
          </table:table-cell>
          <table:table-cell office:value-type="string" calcext:value-type="string">
            <text:p>i-0bbeeb51891e65ada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-mkp1e.vpc-zoom-01</text:p>
          </table:table-cell>
          <table:table-cell office:value-type="string" calcext:value-type="string">
            <text:p>i-0a47c1967944ecac1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.fileconnector1a.vpc-zoom-01</text:p>
          </table:table-cell>
          <table:table-cell office:value-type="string" calcext:value-type="string">
            <text:p>i-0555d49fa29bb0b53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.fileconnector1c.vpc-zoom-01</text:p>
          </table:table-cell>
          <table:table-cell office:value-type="string" calcext:value-type="string">
            <text:p>i-0e317721a1821e6d8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1a.vpc-zoom-01</text:p>
          </table:table-cell>
          <table:table-cell office:value-type="string" calcext:value-type="string">
            <text:p>i-0ac338eca9a11206a</text:p>
          </table:table-cell>
          <table:table-cell office:value-type="string" calcext:value-type="string">
            <text:p>runnin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1b.vpc-zoom-01</text:p>
          </table:table-cell>
          <table:table-cell office:value-type="string" calcext:value-type="string">
            <text:p>i-0fc4c142d03f5f71b</text:p>
          </table:table-cell>
          <table:table-cell office:value-type="string" calcext:value-type="string">
            <text:p>runnin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1d.vpc-zoom-01</text:p>
          </table:table-cell>
          <table:table-cell office:value-type="string" calcext:value-type="string">
            <text:p>i-03a4fd9eadee1eabe</text:p>
          </table:table-cell>
          <table:table-cell office:value-type="string" calcext:value-type="string">
            <text:p>runnin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merchant1e.vpc-zoom-01</text:p>
          </table:table-cell>
          <table:table-cell office:value-type="string" calcext:value-type="string">
            <text:p>i-0458b23f19fb2e9bc</text:p>
          </table:table-cell>
          <table:table-cell office:value-type="string" calcext:value-type="string">
            <text:p>runnin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pentaho1e.vpc-zoom-01</text:p>
          </table:table-cell>
          <table:table-cell office:value-type="string" calcext:value-type="string">
            <text:p>i-025d399fbc0141573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-sms-alert1a.vpc-zoom-01</text:p>
          </table:table-cell>
          <table:table-cell office:value-type="string" calcext:value-type="string">
            <text:p>i-0b016e2493de59b4b</text:p>
          </table:table-cell>
          <table:table-cell office:value-type="string" calcext:value-type="string">
            <text:p>runn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-sms-alert1c.vpc-zoom-01</text:p>
          </table:table-cell>
          <table:table-cell office:value-type="string" calcext:value-type="string">
            <text:p>i-06636642ee4bc6957</text:p>
          </table:table-cell>
          <table:table-cell office:value-type="string" calcext:value-type="string">
            <text:p>runn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delay1a.vpc-zoom-01</text:p>
          </table:table-cell>
          <table:table-cell office:value-type="string" calcext:value-type="string">
            <text:p>i-0b0fe991b582bb091</text:p>
          </table:table-cell>
          <table:table-cell office:value-type="string" calcext:value-type="string">
            <text:p>runn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delay1e.vpc-zoom-01</text:p>
          </table:table-cell>
          <table:table-cell office:value-type="string" calcext:value-type="string">
            <text:p>i-0878d82b734e4e9bd</text:p>
          </table:table-cell>
          <table:table-cell office:value-type="string" calcext:value-type="string">
            <text:p>runn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disputa1d.vpc-zoom-01</text:p>
          </table:table-cell>
          <table:table-cell office:value-type="string" calcext:value-type="string">
            <text:p>i-0516314058c75575f</text:p>
          </table:table-cell>
          <table:table-cell office:value-type="string" calcext:value-type="string">
            <text:p>runn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disputa1e.vpc-zoom-01</text:p>
          </table:table-cell>
          <table:table-cell office:value-type="string" calcext:value-type="string">
            <text:p>i-0e1057eaa287b44aa</text:p>
          </table:table-cell>
          <table:table-cell office:value-type="string" calcext:value-type="string">
            <text:p>runn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oom-security-service1c.vpc-zoom-01</text:p>
          </table:table-cell>
          <table:table-cell office:value-type="string" calcext:value-type="string">
            <text:p>i-027637b1024f12184</text:p>
          </table:table-cell>
          <table:table-cell office:value-type="string" calcext:value-type="string">
            <text:p>ru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oom-service-discovery1a.vpc-zoom-01</text:p>
          </table:table-cell>
          <table:table-cell office:value-type="string" calcext:value-type="string">
            <text:p>i-0aacbdb04ca65d83e</text:p>
          </table:table-cell>
          <table:table-cell office:value-type="string" calcext:value-type="string">
            <text:p>ru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artnerredirect1a.vpc-zoom-01</text:p>
          </table:table-cell>
          <table:table-cell office:value-type="string" calcext:value-type="string">
            <text:p>i-0b93c017882242bb9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ice-alert-report1d.vpc-zoom-01</text:p>
          </table:table-cell>
          <table:table-cell office:value-type="string" calcext:value-type="string">
            <text:p>i-087b3d68b37120d93</text:p>
          </table:table-cell>
          <table:table-cell office:value-type="string" calcext:value-type="string">
            <text:p>stopp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ice-alert-report1e.vpc-zoom-01</text:p>
          </table:table-cell>
          <table:table-cell office:value-type="string" calcext:value-type="string">
            <text:p>i-0cc54f50455576efe</text:p>
          </table:table-cell>
          <table:table-cell office:value-type="string" calcext:value-type="string">
            <text:p>stopp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1a.vpc-zoom-01</text:p>
          </table:table-cell>
          <table:table-cell office:value-type="string" calcext:value-type="string">
            <text:p>i-08cb91d2ba0973e22</text:p>
          </table:table-cell>
          <table:table-cell office:value-type="string" calcext:value-type="string">
            <text:p>runn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1c.vpc-zoom-01</text:p>
          </table:table-cell>
          <table:table-cell office:value-type="string" calcext:value-type="string">
            <text:p>i-07a09e85d181b7f23</text:p>
          </table:table-cell>
          <table:table-cell office:value-type="string" calcext:value-type="string">
            <text:p>runn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2c.vpc-zoom-01</text:p>
          </table:table-cell>
          <table:table-cell office:value-type="string" calcext:value-type="string">
            <text:p>i-0b9da4a59121aba42</text:p>
          </table:table-cell>
          <table:table-cell office:value-type="string" calcext:value-type="string">
            <text:p>runn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2d.vpc-zoom-01</text:p>
          </table:table-cell>
          <table:table-cell office:value-type="string" calcext:value-type="string">
            <text:p>i-0feaf4a5b044b07b4</text:p>
          </table:table-cell>
          <table:table-cell office:value-type="string" calcext:value-type="string">
            <text:p>runnin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helper1a.vpc-zoom-01</text:p>
          </table:table-cell>
          <table:table-cell office:value-type="string" calcext:value-type="string">
            <text:p>i-0d6b544da7ad6fce7</text:p>
          </table:table-cell>
          <table:table-cell office:value-type="string" calcext:value-type="string">
            <text:p>ru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promotionhelper1c.vpc-zoom-01</text:p>
          </table:table-cell>
          <table:table-cell office:value-type="string" calcext:value-type="string">
            <text:p>i-0f4f981057189841e</text:p>
          </table:table-cell>
          <table:table-cell office:value-type="string" calcext:value-type="string">
            <text:p>ru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seller-freight1d.vpc-zoom-01</text:p>
          </table:table-cell>
          <table:table-cell office:value-type="string" calcext:value-type="string">
            <text:p>i-0d4ee7e8b9147ef3c</text:p>
          </table:table-cell>
          <table:table-cell office:value-type="string" calcext:value-type="string">
            <text:p>stopp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spider.vpc-zoom-01</text:p>
          </table:table-cell>
          <table:table-cell office:value-type="string" calcext:value-type="string">
            <text:p>i-0acfa484f9e1a5206</text:p>
          </table:table-cell>
          <table:table-cell office:value-type="string" calcext:value-type="string">
            <text:p>running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support1d.vpc-zoom-01</text:p>
          </table:table-cell>
          <table:table-cell office:value-type="string" calcext:value-type="string">
            <text:p>i-01c8f387c11093b9c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rod-zsupport1e.vpc-zoom-01</text:p>
          </table:table-cell>
          <table:table-cell office:value-type="string" calcext:value-type="string">
            <text:p>i-0617fbcb9c7a0b0ea</text:p>
          </table:table-cell>
          <table:table-cell office:value-type="string" calcext:value-type="string">
            <text:p>runn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roxy-test</text:p>
          </table:table-cell>
          <table:table-cell office:value-type="string" calcext:value-type="string">
            <text:p>i-024f83e68181c742c</text:p>
          </table:table-cell>
          <table:table-cell office:value-type="string" calcext:value-type="string">
            <text:p>run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unner-qcgdzfzf-prod-gitlab-spawn-x86-1721822774-47340ebc</text:p>
          </table:table-cell>
          <table:table-cell office:value-type="string" calcext:value-type="string">
            <text:p>i-0c530c890e935d894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unner-qcgdzfzf-prod-gitlab-spawn-x86-1721824280-39a6c1a8</text:p>
          </table:table-cell>
          <table:table-cell office:value-type="string" calcext:value-type="string">
            <text:p>i-0c89e45e9a005cbfc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unner-qcgdzfzf-prod-gitlab-spawn-x86-1721825883-7da858a2</text:p>
          </table:table-cell>
          <table:table-cell office:value-type="string" calcext:value-type="string">
            <text:p>i-0f6fd0dcb99451f64</text:p>
          </table:table-cell>
          <table:table-cell office:value-type="string" calcext:value-type="string">
            <text:p>run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quad-data-ec2</text:p>
          </table:table-cell>
          <table:table-cell office:value-type="string" calcext:value-type="string">
            <text:p>i-0d2cb723bc2d27f9e</text:p>
          </table:table-cell>
          <table:table-cell office:value-type="string" calcext:value-type="string">
            <text:p>run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eaviate-prod</text:p>
          </table:table-cell>
          <table:table-cell office:value-type="string" calcext:value-type="string">
            <text:p>i-05c097de8656a4255</text:p>
          </table:table-cell>
          <table:table-cell office:value-type="string" calcext:value-type="string">
            <text:p>run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6031775858979563-dbbc3b1b-ad2b-416b-b47c-032abf7866b4-worker</text:p>
          </table:table-cell>
          <table:table-cell office:value-type="string" calcext:value-type="string">
            <text:p>i-056ffedd9cac4c6be</text:p>
          </table:table-cell>
          <table:table-cell office:value-type="string" calcext:value-type="string">
            <text:p>runnin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6031775858979563-dbbc3b1b-ad2b-416b-b47c-032abf7866b4-worker</text:p>
          </table:table-cell>
          <table:table-cell office:value-type="string" calcext:value-type="string">
            <text:p>i-010ba008d211a839c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6031775858979563-dbbc3b1b-ad2b-416b-b47c-032abf7866b4-worker</text:p>
          </table:table-cell>
          <table:table-cell office:value-type="string" calcext:value-type="string">
            <text:p>i-027dc503114d5bece</text:p>
          </table:table-cell>
          <table:table-cell office:value-type="string" calcext:value-type="string">
            <text:p>runn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0f4d1d965c47deb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143ccf3527205d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efd41c1b94a43c9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23efbfcb05d8fb2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89d7a418494556b1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6c371e47e81a8f1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0d7e3cbe9a88aa1c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78a6b033851ea546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8e349d21a0a921f0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abff96b7646883a6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0a5a726c1790ef8a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0adaa9aa75ef650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4bb73df588c97bc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7b6b9dca3c38fd4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23e7e2919ea0bc57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25dce48ad6f53af7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a2618bd54e9df5bc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e7ffc3dc420cc8f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53667a3b814c66e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3e850aa7f55df98d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3ca7fd317f6b36e3</text:p>
          </table:table-cell>
          <table:table-cell office:value-type="string" calcext:value-type="string">
            <text:p>running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0b20e04143ac274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2e134d14ae5d4607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34fc510d6cf41c4e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13653235a05a241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1cdabac9ddb0abff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d50923e8e52fa0b2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a40de65518bbf82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e347c36a449d82b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3ae557e0d752fe76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0db6795c09120464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1bd04833df512e5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d4739aace2b115f7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2de1567bf855793f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53ba6ae2be3c567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5cfeff9529d61de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d504b3ce186fdf0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8f5bd861b7bd7f56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9cbce58bfd3fb681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086eac21025ba3e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b3d594e21ae402f1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606e22a962ec2c95</text:p>
          </table:table-cell>
          <table:table-cell office:value-type="string" calcext:value-type="string">
            <text:p>runni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workerenv-8652283440770854-d5385fcc-524c-4acd-8a2c-b2eae73e38c4-worker</text:p>
          </table:table-cell>
          <table:table-cell office:value-type="string" calcext:value-type="string">
            <text:p>i-0c935bcea04762125</text:p>
          </table:table-cell>
          <table:table-cell office:value-type="string" calcext:value-type="string">
            <text:p>terminated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ec2_instances.E1:ec2_instances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0:46:09.839314853</dc:date>
    <meta:editing-duration>PT2M16S</meta:editing-duration>
    <meta:editing-cycles>1</meta:editing-cycles>
    <meta:document-statistic meta:table-count="1" meta:cell-count="1136" meta:object-count="0"/>
    <meta:generator>LibreOffice/7.4.7.2$Linux_X86_64 LibreOffice_project/40$Build-2</meta:generator>
  </office:meta>
</office:document-meta>
</file>